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9868in" fo:margin-left="0.0313in" fo:margin-top="0in" fo:margin-bottom="0in" table:align="left" style:writing-mode="lr-tb"/>
    </style:style>
    <style:style style:name="Table1.A" style:family="table-column">
      <style:table-column-properties style:column-width="0.9639in"/>
    </style:style>
    <style:style style:name="Table1.B" style:family="table-column">
      <style:table-column-properties style:column-width="1.0757in"/>
    </style:style>
    <style:style style:name="Table1.C" style:family="table-column">
      <style:table-column-properties style:column-width="0.9542in"/>
    </style:style>
    <style:style style:name="Table1.D" style:family="table-column">
      <style:table-column-properties style:column-width="1.0083in"/>
    </style:style>
    <style:style style:name="Table1.E" style:family="table-column">
      <style:table-column-properties style:column-width="0.9757in"/>
    </style:style>
    <style:style style:name="Table1.F" style:family="table-column">
      <style:table-column-properties style:column-width="1.0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1" fo:border-right="none" fo:border-top="0.25pt solid #000001" fo:border-bottom="0.25pt solid #000001"/>
    </style:style>
    <style:style style:name="Table1.F1" style:family="table-cell">
      <style:table-cell-properties fo:padding="0.0382in" fo:border="0.25pt solid #000001"/>
    </style:style>
    <style:style style:name="Table1.A2" style:family="table-cell">
      <style:table-cell-properties fo:padding="0.0382in" fo:border-left="0.25pt solid #000001" fo:border-right="none" fo:border-top="none" fo:border-bottom="0.25pt solid #000001"/>
    </style:style>
    <style:style style:name="Table1.F2" style:family="table-cell">
      <style:table-cell-properties fo:padding="0.0382in" fo:border-left="0.25pt solid #000001" fo:border-right="0.25pt solid #000001" fo:border-top="none" fo:border-bottom="0.25pt solid #000001"/>
    </style:style>
    <style:style style:name="Table2" style:family="table">
      <style:table-properties style:width="5.9868in" fo:margin-left="0.0313in" fo:margin-top="0in" fo:margin-bottom="0in" table:align="left" style:writing-mode="lr-tb"/>
    </style:style>
    <style:style style:name="Table2.A" style:family="table-column">
      <style:table-column-properties style:column-width="0.9889in"/>
    </style:style>
    <style:style style:name="Table2.B" style:family="table-column">
      <style:table-column-properties style:column-width="1.3028in"/>
    </style:style>
    <style:style style:name="Table2.C" style:family="table-column">
      <style:table-column-properties style:column-width="0.7236in"/>
    </style:style>
    <style:style style:name="Table2.D" style:family="table-column">
      <style:table-column-properties style:column-width="0.7451in"/>
    </style:style>
    <style:style style:name="Table2.E" style:family="table-column">
      <style:table-column-properties style:column-width="0.7674in"/>
    </style:style>
    <style:style style:name="Table2.F" style:family="table-column">
      <style:table-column-properties style:column-width="0.6688in"/>
    </style:style>
    <style:style style:name="Table2.G" style:family="table-column">
      <style:table-column-properties style:column-width="0.7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25pt solid #000001" fo:border-right="none" fo:border-top="0.25pt solid #000001" fo:border-bottom="0.25pt solid #000001"/>
    </style:style>
    <style:style style:name="Table2.G1" style:family="table-cell">
      <style:table-cell-properties fo:padding="0.0382in" fo:border="0.25pt solid #000001"/>
    </style:style>
    <style:style style:name="Table2.A2" style:family="table-cell">
      <style:table-cell-properties fo:padding="0.0382in" fo:border-left="0.25pt solid #000001" fo:border-right="none" fo:border-top="none" fo:border-bottom="0.25pt solid #000001"/>
    </style:style>
    <style:style style:name="Table2.C2" style:family="table-cell">
      <style:table-cell-properties fo:padding="0.0382in" fo:border-left="0.25pt solid #000001" fo:border-right="0.25pt solid #000001" fo:border-top="none" fo:border-bottom="0.25pt solid #000001"/>
    </style:style>
    <style:style style:name="P1" style:family="paragraph" style:parent-style-name="Standard">
      <style:text-properties officeooo:rsid="000c151c" officeooo:paragraph-rsid="000c151c"/>
    </style:style>
    <style:style style:name="P2" style:family="paragraph" style:parent-style-name="Standard">
      <style:text-properties officeooo:rsid="000c151c" officeooo:paragraph-rsid="0010c8dd"/>
    </style:style>
    <style:style style:name="P3" style:family="paragraph" style:parent-style-name="Standard">
      <style:text-properties officeooo:rsid="000c151c" officeooo:paragraph-rsid="00136ff1"/>
    </style:style>
    <style:style style:name="P4" style:family="paragraph" style:parent-style-name="Standard">
      <style:text-properties officeooo:paragraph-rsid="000c151c"/>
    </style:style>
    <style:style style:name="P5" style:family="paragraph" style:parent-style-name="Standard">
      <style:text-properties officeooo:rsid="0010c8dd" officeooo:paragraph-rsid="0010c8dd"/>
    </style:style>
    <style:style style:name="P6" style:family="paragraph" style:parent-style-name="Standard">
      <style:text-properties officeooo:rsid="0010c8dd" officeooo:paragraph-rsid="00136ff1"/>
    </style:style>
    <style:style style:name="P7" style:family="paragraph" style:parent-style-name="Standard">
      <style:text-properties officeooo:rsid="0010c8dd" officeooo:paragraph-rsid="0014af60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c151c" officeooo:paragraph-rsid="000c151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0c151c"/>
    </style:style>
    <style:style style:name="P10" style:family="paragraph" style:parent-style-name="Table_20_Contents">
      <style:text-properties officeooo:paragraph-rsid="000c151c"/>
    </style:style>
    <style:style style:name="P11" style:family="paragraph" style:parent-style-name="Table_20_Contents">
      <style:text-properties officeooo:rsid="000c151c" officeooo:paragraph-rsid="000c151c"/>
    </style:style>
    <style:style style:name="P12" style:family="paragraph" style:parent-style-name="Table_20_Contents">
      <style:text-properties officeooo:rsid="000e08ba" officeooo:paragraph-rsid="000e08ba"/>
    </style:style>
    <style:style style:name="P13" style:family="paragraph" style:parent-style-name="Table_20_Contents">
      <style:text-properties officeooo:rsid="0010c8dd" officeooo:paragraph-rsid="0010c8dd"/>
    </style:style>
    <style:style style:name="P14" style:family="paragraph" style:parent-style-name="Table_20_Contents">
      <style:text-properties fo:font-weight="bold" officeooo:paragraph-rsid="000c151c" style:font-weight-asian="bold" style:font-weight-complex="bold"/>
    </style:style>
    <style:style style:name="P15" style:family="paragraph" style:parent-style-name="Table_20_Contents">
      <style:text-properties officeooo:rsid="00136ff1" officeooo:paragraph-rsid="00136ff1"/>
    </style:style>
    <style:style style:name="P16" style:family="paragraph" style:parent-style-name="Table_20_Contents">
      <style:text-properties officeooo:rsid="0014af60" officeooo:paragraph-rsid="0014af60"/>
    </style:style>
    <style:style style:name="P17" style:family="paragraph" style:parent-style-name="Table_20_Heading">
      <style:text-properties officeooo:paragraph-rsid="000c151c"/>
    </style:style>
    <style:style style:name="P18" style:family="paragraph" style:parent-style-name="Standard">
      <style:text-properties officeooo:rsid="0010c8dd" officeooo:paragraph-rsid="00136ff1"/>
    </style:style>
    <style:style style:name="P19" style:family="paragraph" style:parent-style-name="Standard">
      <style:text-properties officeooo:rsid="0010c8dd" officeooo:paragraph-rsid="00160b06"/>
    </style:style>
    <style:style style:name="P20" style:family="paragraph" style:parent-style-name="Standard">
      <style:text-properties officeooo:rsid="0010c8dd" officeooo:paragraph-rsid="00172968"/>
    </style:style>
    <style:style style:name="P21" style:family="paragraph" style:parent-style-name="Standard">
      <style:text-properties officeooo:rsid="0010c8dd" officeooo:paragraph-rsid="00174d50"/>
    </style:style>
    <style:style style:name="P22" style:family="paragraph" style:parent-style-name="Standard">
      <style:text-properties officeooo:rsid="0010c8dd" officeooo:paragraph-rsid="0010c8dd"/>
    </style:style>
    <style:style style:name="P23" style:family="paragraph" style:parent-style-name="Standard">
      <style:text-properties officeooo:rsid="0010c8dd" officeooo:paragraph-rsid="001aa933"/>
    </style:style>
    <style:style style:name="P24" style:family="paragraph" style:parent-style-name="Standard">
      <style:text-properties officeooo:rsid="0010c8dd" officeooo:paragraph-rsid="001c7cf9"/>
    </style:style>
    <style:style style:name="P25" style:family="paragraph" style:parent-style-name="Standard">
      <style:text-properties officeooo:rsid="000c151c" officeooo:paragraph-rsid="00160b06"/>
    </style:style>
    <style:style style:name="P26" style:family="paragraph" style:parent-style-name="Standard">
      <style:text-properties officeooo:rsid="000c151c" officeooo:paragraph-rsid="001aa933"/>
    </style:style>
    <style:style style:name="P27" style:family="paragraph" style:parent-style-name="Table_20_Contents">
      <style:text-properties officeooo:rsid="00160b06" officeooo:paragraph-rsid="00160b06"/>
    </style:style>
    <style:style style:name="P28" style:family="paragraph" style:parent-style-name="Table_20_Contents">
      <style:text-properties officeooo:rsid="001aa933" officeooo:paragraph-rsid="001aa933"/>
    </style:style>
    <style:style style:name="P29" style:family="paragraph" style:parent-style-name="Standard_20__28_user_29_">
      <style:text-properties officeooo:rsid="0019fc20" officeooo:paragraph-rsid="0019fc20"/>
    </style:style>
    <style:style style:name="T1" style:family="text">
      <style:text-properties officeooo:rsid="000e08ba"/>
    </style:style>
    <style:style style:name="T2" style:family="text">
      <style:text-properties style:text-underline-style="solid" style:text-underline-width="auto" style:text-underline-color="font-color" fo:font-weight="bold" officeooo:rsid="0010c8d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36ff1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60b06" style:font-weight-asian="bold" style:font-weight-complex="bold"/>
    </style:style>
    <style:style style:name="T5" style:family="text">
      <style:text-properties officeooo:rsid="001280cd"/>
    </style:style>
    <style:style style:name="T6" style:family="text">
      <style:text-properties officeooo:rsid="0014af60"/>
    </style:style>
    <style:style style:name="T7" style:family="text">
      <style:text-properties officeooo:rsid="00160b06"/>
    </style:style>
    <style:style style:name="T8" style:family="text">
      <style:text-properties officeooo:rsid="00172968"/>
    </style:style>
    <style:style style:name="T9" style:family="text">
      <style:text-properties officeooo:rsid="00174d50"/>
    </style:style>
    <style:style style:name="T10" style:family="text">
      <style:text-properties officeooo:rsid="001aa933"/>
    </style:style>
    <style:style style:name="T11" style:family="text">
      <style:text-properties officeooo:rsid="001ccf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4">process</text:p>
          </table:table-cell>
          <table:table-cell table:style-name="Table1.A1" office:value-type="string">
            <text:p text:style-name="P9">A</text:p>
          </table:table-cell>
          <table:table-cell table:style-name="Table1.A1" office:value-type="string">
            <text:p text:style-name="P9">B</text:p>
          </table:table-cell>
          <table:table-cell table:style-name="Table1.A1" office:value-type="string">
            <text:p text:style-name="P9">C</text:p>
          </table:table-cell>
          <table:table-cell table:style-name="Table1.A1" office:value-type="string">
            <text:p text:style-name="P9">D</text:p>
          </table:table-cell>
          <table:table-cell table:style-name="Table1.F1" office:value-type="string">
            <text:p text:style-name="P9">E</text:p>
          </table:table-cell>
        </table:table-row>
        <table:table-row table:style-name="Table1.1">
          <table:table-cell table:style-name="Table1.A2" office:value-type="string">
            <text:p text:style-name="P14">arrive time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.99</text:p>
          </table:table-cell>
          <table:table-cell table:style-name="Table1.A2" office:value-type="string">
            <text:p text:style-name="P9">4.01</text:p>
          </table:table-cell>
          <table:table-cell table:style-name="Table1.A2" office:value-type="string">
            <text:p text:style-name="P9">5.99</text:p>
          </table:table-cell>
          <table:table-cell table:style-name="Table1.F2" office:value-type="string">
            <text:p text:style-name="P9">7.99</text:p>
          </table:table-cell>
        </table:table-row>
        <table:table-row table:style-name="Table1.1">
          <table:table-cell table:style-name="Table1.A2" office:value-type="string">
            <text:p text:style-name="P14">burst time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5</text:p>
          </table:table-cell>
          <table:table-cell table:style-name="Table1.F2" office:value-type="string">
            <text:p text:style-name="P9">2</text:p>
          </table:table-cell>
        </table:table-row>
      </table:table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office:value-type="string">
              <text:p text:style-name="P17"/>
            </table:table-cell>
            <table:table-cell table:style-name="Table2.A1" office:value-type="string">
              <text:p text:style-name="P17">process</text:p>
            </table:table-cell>
            <table:table-cell table:style-name="Table2.A1" office:value-type="string">
              <text:p text:style-name="P17">A</text:p>
            </table:table-cell>
            <table:table-cell table:style-name="Table2.A1" office:value-type="string">
              <text:p text:style-name="P17">B</text:p>
            </table:table-cell>
            <table:table-cell table:style-name="Table2.A1" office:value-type="string">
              <text:p text:style-name="P17">C</text:p>
            </table:table-cell>
            <table:table-cell table:style-name="Table2.A1" office:value-type="string">
              <text:p text:style-name="P17">D</text:p>
            </table:table-cell>
            <table:table-cell table:style-name="Table2.G1" office:value-type="string">
              <text:p text:style-name="P17">E</text:p>
            </table:table-cell>
          </table:table-row>
        </table:table-header-rows>
        <table:table-row table:style-name="Table2.1">
          <table:table-cell table:style-name="Table2.A2" table:number-rows-spanned="3" office:value-type="string">
            <text:p text:style-name="P9">FCFS</text:p>
          </table:table-cell>
          <table:table-cell table:style-name="Table2.A2" office:value-type="string">
            <text:p text:style-name="P10">average waiting time</text:p>
          </table:table-cell>
          <table:table-cell table:style-name="Table2.C2" table:number-columns-spanned="5" office:value-type="string">
            <text:p text:style-name="P12">4.604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2" office:value-type="string">
            <text:p text:style-name="P10">finish time</text:p>
          </table:table-cell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1">9</text:p>
          </table:table-cell>
          <table:table-cell table:style-name="Table2.A2" office:value-type="string">
            <text:p text:style-name="P11">13</text:p>
          </table:table-cell>
          <table:table-cell table:style-name="Table2.A2" office:value-type="string">
            <text:p text:style-name="P11">18</text:p>
          </table:table-cell>
          <table:table-cell table:style-name="Table2.C2" office:value-type="string">
            <text:p text:style-name="P11">20</text:p>
          </table:table-cell>
        </table:table-row>
        <table:table-row table:style-name="Table2.1">
          <table:covered-table-cell/>
          <table:table-cell table:style-name="Table2.A2" office:value-type="string">
            <text:p text:style-name="P10">turn around time</text:p>
          </table:table-cell>
          <table:table-cell table:style-name="Table2.A2" office:value-type="string">
            <text:p text:style-name="P12">3</text:p>
          </table:table-cell>
          <table:table-cell table:style-name="Table2.A2" office:value-type="string">
            <text:p text:style-name="P12">7.01</text:p>
          </table:table-cell>
          <table:table-cell table:style-name="Table2.A2" office:value-type="string">
            <text:p text:style-name="P12">8.99</text:p>
          </table:table-cell>
          <table:table-cell table:style-name="Table2.A2" office:value-type="string">
            <text:p text:style-name="P12">12.01</text:p>
          </table:table-cell>
          <table:table-cell table:style-name="Table2.C2" office:value-type="string">
            <text:p text:style-name="P12">12.01</text:p>
          </table:table-cell>
        </table:table-row>
        <table:table-row table:style-name="Table2.1">
          <table:table-cell table:style-name="Table2.A2" table:number-rows-spanned="3" office:value-type="string">
            <text:p text:style-name="P9">RR (q=1)</text:p>
          </table:table-cell>
          <table:table-cell table:style-name="Table2.A2" office:value-type="string">
            <text:p text:style-name="P10">average waiting time</text:p>
          </table:table-cell>
          <table:table-cell table:style-name="Table2.C2" table:number-columns-spanned="5" office:value-type="string">
            <text:p text:style-name="P15">7.2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2" office:value-type="string">
            <text:p text:style-name="P10">finish time</text:p>
          </table:table-cell>
          <table:table-cell table:style-name="Table2.A2" office:value-type="string">
            <text:p text:style-name="P16">4</text:p>
          </table:table-cell>
          <table:table-cell table:style-name="Table2.A2" office:value-type="string">
            <text:p text:style-name="P16">19</text:p>
          </table:table-cell>
          <table:table-cell table:style-name="Table2.A2" office:value-type="string">
            <text:p text:style-name="P16">14</text:p>
          </table:table-cell>
          <table:table-cell table:style-name="Table2.A2" office:value-type="string">
            <text:p text:style-name="P16">20</text:p>
          </table:table-cell>
          <table:table-cell table:style-name="Table2.C2" office:value-type="string">
            <text:p text:style-name="P16">15</text:p>
          </table:table-cell>
        </table:table-row>
        <table:table-row table:style-name="Table2.1">
          <table:covered-table-cell/>
          <table:table-cell table:style-name="Table2.A2" office:value-type="string">
            <text:p text:style-name="P10">turn around time</text:p>
          </table:table-cell>
          <table:table-cell table:style-name="Table2.A2" office:value-type="string">
            <text:p text:style-name="P16">4</text:p>
          </table:table-cell>
          <table:table-cell table:style-name="Table2.A2" office:value-type="string">
            <text:p text:style-name="P16">18.01</text:p>
          </table:table-cell>
          <table:table-cell table:style-name="Table2.A2" office:value-type="string">
            <text:p text:style-name="P16">10.99</text:p>
          </table:table-cell>
          <table:table-cell table:style-name="Table2.A2" office:value-type="string">
            <text:p text:style-name="P16">16</text:p>
          </table:table-cell>
          <table:table-cell table:style-name="Table2.C2" office:value-type="string">
            <text:p text:style-name="P16">7</text:p>
          </table:table-cell>
        </table:table-row>
        <table:table-row table:style-name="Table2.1">
          <table:table-cell table:style-name="Table2.A2" table:number-rows-spanned="3" office:value-type="string">
            <text:p text:style-name="P9">RR (q=4)</text:p>
          </table:table-cell>
          <table:table-cell table:style-name="Table2.A2" office:value-type="string">
            <text:p text:style-name="P10">average waiting time</text:p>
          </table:table-cell>
          <table:table-cell table:style-name="Table2.C2" table:number-columns-spanned="5" office:value-type="string">
            <text:p text:style-name="P29">7.204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2" office:value-type="string">
            <text:p text:style-name="P10">finish time</text:p>
          </table:table-cell>
          <table:table-cell table:style-name="Table2.A2" office:value-type="string">
            <text:p text:style-name="P27">3</text:p>
          </table:table-cell>
          <table:table-cell table:style-name="Table2.A2" office:value-type="string">
            <text:p text:style-name="P27">19</text:p>
          </table:table-cell>
          <table:table-cell table:style-name="Table2.A2" office:value-type="string">
            <text:p text:style-name="P27">11</text:p>
          </table:table-cell>
          <table:table-cell table:style-name="Table2.A2" office:value-type="string">
            <text:p text:style-name="P27">20</text:p>
          </table:table-cell>
          <table:table-cell table:style-name="Table2.C2" office:value-type="string">
            <text:p text:style-name="P27">17</text:p>
          </table:table-cell>
        </table:table-row>
        <table:table-row table:style-name="Table2.1">
          <table:covered-table-cell/>
          <table:table-cell table:style-name="Table2.A2" office:value-type="string">
            <text:p text:style-name="P10">turn around time</text:p>
          </table:table-cell>
          <table:table-cell table:style-name="Table2.A2" office:value-type="string">
            <text:p text:style-name="P21"><text:span text:style-name="T8">3</text:span></text:p>
          </table:table-cell>
          <table:table-cell table:style-name="Table2.A2" office:value-type="string">
            <text:p text:style-name="P21"><text:span text:style-name="T9">19.01</text:span></text:p>
          </table:table-cell>
          <table:table-cell table:style-name="Table2.A2" office:value-type="string">
            <text:p text:style-name="P21"><text:span text:style-name="T8">6.99 </text:span></text:p>
          </table:table-cell>
          <table:table-cell table:style-name="Table2.A2" office:value-type="string">
            <text:p text:style-name="P21"><text:span text:style-name="T8">18.01 </text:span></text:p>
          </table:table-cell>
          <table:table-cell table:style-name="Table2.C2" office:value-type="string">
            <text:p text:style-name="P21"><text:span text:style-name="T8">9.01</text:span></text:p>
          </table:table-cell>
        </table:table-row>
        <table:table-row table:style-name="Table2.1">
          <table:table-cell table:style-name="Table2.A2" table:number-rows-spanned="3" office:value-type="string">
            <text:p text:style-name="P9">SJF (pre emptive)</text:p>
          </table:table-cell>
          <table:table-cell table:style-name="Table2.A2" office:value-type="string">
            <text:p text:style-name="P10">average waiting time</text:p>
          </table:table-cell>
          <table:table-cell table:style-name="Table2.C2" table:number-columns-spanned="5" office:value-type="string">
            <text:p text:style-name="P28">3.204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2" office:value-type="string">
            <text:p text:style-name="P10">finish time</text:p>
          </table:table-cell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15</text:p>
          </table:table-cell>
          <table:table-cell table:style-name="Table2.A2" office:value-type="string">
            <text:p text:style-name="P13">8.01</text:p>
          </table:table-cell>
          <table:table-cell table:style-name="Table2.A2" office:value-type="string">
            <text:p text:style-name="P13">20</text:p>
          </table:table-cell>
          <table:table-cell table:style-name="Table2.C2" office:value-type="string">
            <text:p text:style-name="P13">10.01</text:p>
          </table:table-cell>
        </table:table-row>
        <table:table-row table:style-name="Table2.1">
          <table:covered-table-cell/>
          <table:table-cell table:style-name="Table2.A2" office:value-type="string">
            <text:p text:style-name="P10">turn around time</text:p>
          </table:table-cell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13.01</text:p>
          </table:table-cell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3">14.01</text:p>
          </table:table-cell>
          <table:table-cell table:style-name="Table2.C2" office:value-type="string">
            <text:p text:style-name="P13">2</text:p>
          </table:table-cell>
        </table:table-row>
        <table:table-row table:style-name="Table2.1">
          <table:table-cell table:style-name="Table2.A2" table:number-rows-spanned="3" office:value-type="string">
            <text:p text:style-name="P9">SJF (non pre emptive)</text:p>
          </table:table-cell>
          <table:table-cell table:style-name="Table2.A2" office:value-type="string">
            <text:p text:style-name="P10">average waiting time</text:p>
          </table:table-cell>
          <table:table-cell table:style-name="Table2.C2" table:number-columns-spanned="5" office:value-type="string">
            <text:p text:style-name="P28">3.604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2" office:value-type="string">
            <text:p text:style-name="P10">finish time</text:p>
          </table:table-cell>
          <table:table-cell table:style-name="Table2.A2" office:value-type="string">
            <text:p text:style-name="P28">3</text:p>
          </table:table-cell>
          <table:table-cell table:style-name="Table2.A2" office:value-type="string">
            <text:p text:style-name="P28">9</text:p>
          </table:table-cell>
          <table:table-cell table:style-name="Table2.A2" office:value-type="string">
            <text:p text:style-name="P28">11</text:p>
          </table:table-cell>
          <table:table-cell table:style-name="Table2.A2" office:value-type="string">
            <text:p text:style-name="P28">15</text:p>
          </table:table-cell>
          <table:table-cell table:style-name="Table2.C2" office:value-type="string">
            <text:p text:style-name="P28">20</text:p>
          </table:table-cell>
        </table:table-row>
        <table:table-row table:style-name="Table2.1">
          <table:covered-table-cell/>
          <table:table-cell table:style-name="Table2.A2" office:value-type="string">
            <text:p text:style-name="P10">turn around time</text:p>
          </table:table-cell>
          <table:table-cell table:style-name="Table2.A2" office:value-type="string">
            <text:p text:style-name="P24">3</text:p>
          </table:table-cell>
          <table:table-cell table:style-name="Table2.A2" office:value-type="string">
            <text:p text:style-name="P24"><text:span text:style-name="T10">7.</text:span>01</text:p>
          </table:table-cell>
          <table:table-cell table:style-name="Table2.A2" office:value-type="string">
            <text:p text:style-name="P24"><text:span text:style-name="T10">5.01</text:span></text:p>
          </table:table-cell>
          <table:table-cell table:style-name="Table2.A2" office:value-type="string">
            <text:p text:style-name="P24">1<text:span text:style-name="T10">1</text:span>.<text:span text:style-name="T10">99</text:span></text:p>
          </table:table-cell>
          <table:table-cell table:style-name="Table2.C2" office:value-type="string">
            <text:p text:style-name="P24"><text:span text:style-name="T10">11.01</text:span></text:p>
          </table:table-cell>
        </table:table-row>
      </table:table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FCFC Calculations :</text:p>
      <text:p text:style-name="P1">turn around time <text:s/>= wait time + burst time:</text:p>
      <text:p text:style-name="P1"><text:tab/><text:tab/><text:span text:style-name="T1">A = 3</text:span></text:p>
      <text:p text:style-name="P1"><text:tab/><text:tab/><text:span text:style-name="T1">B = 6 + 1.01 = 7.01</text:span></text:p>
      <text:p text:style-name="P1"><text:tab/><text:tab/><text:span text:style-name="T1">C = 4 + 4.99 = 8.99</text:span></text:p>
      <text:p text:style-name="P1"><text:tab/><text:tab/><text:span text:style-name="T1">D = 5 + 7.01 = 12.01</text:span></text:p>
      <text:p text:style-name="P1"><text:tab/><text:tab/><text:span text:style-name="T1">E = 2 + 10.01 = 12.01</text:span></text:p>
      <text:p text:style-name="P1">wait time :<text:tab/>A = 0</text:p>
      <text:p text:style-name="P1"><text:tab/><text:tab/>B = 3 - 1.99 = 1.01</text:p>
      <text:p text:style-name="P1"><text:tab/><text:tab/>C = <text:span text:style-name="T1">9 – 4.01 = 4.99</text:span></text:p>
      <text:p text:style-name="P1"><text:tab/><text:tab/><text:span text:style-name="T1">D = 13 – 5.99 = 7.01</text:span></text:p>
      <text:p text:style-name="P1"><text:tab/><text:tab/><text:span text:style-name="T1">E = 18 – 7.99 = 10.01</text:span></text:p>
      <text:p text:style-name="P1">finish time : <text:tab/>A = burst time = 3</text:p>
      <text:p text:style-name="P1"><text:tab/><text:tab/>B = 3 + 6 = 9</text:p>
      <text:p text:style-name="P1"><text:tab/><text:tab/>C = 9 + 4 = 13</text:p>
      <text:p text:style-name="P1"><text:tab/><text:tab/>D = 13 + 5 = 18</text:p>
      <text:p text:style-name="P1"><text:tab/><text:tab/>E = 18 + 2 = 20</text:p>
      <text:p text:style-name="P1"/>
      <text:p text:style-name="P2"><text:s/><text:span text:style-name="T2">SJF (pre emptive) Calculations :</text:span></text:p>
      <text:p text:style-name="P5">turn around time <text:s/>= wait time + burst time:</text:p>
      <text:p text:style-name="P5"><text:tab/><text:tab/>A = 0+3 = 3</text:p>
      <text:p text:style-name="P5"><text:tab/><text:tab/>B = 7.01 + 6 = 13.01</text:p>
      <text:p text:style-name="P5"><text:tab/><text:tab/>C = 0+4 = 4</text:p>
      <text:p text:style-name="P5"><text:tab/><text:tab/>D = 9.01 + 5 = 14.01</text:p>
      <text:p text:style-name="P5"><text:tab/><text:tab/>E = 0 + 2 = 2</text:p>
      <text:p text:style-name="P5">wait time :<text:tab/>A = 0</text:p>
      <text:p text:style-name="P5"><text:tab/><text:tab/>B = (3 - 1.99) + 4 + 2 <text:s/>= 1.01 + 4 + 2 = 7.01</text:p>
      <text:p text:style-name="P5"><text:tab/><text:tab/>C = 0</text:p>
      <text:p text:style-name="P5"><text:tab/><text:tab/>D = <text:s/>4.99 + 2.02 + 2 = 9.01</text:p>
      <text:p text:style-name="P5"><text:tab/><text:tab/>E = 0</text:p>
      <text:p text:style-name="P5">finish time : <text:tab/>A = 3</text:p>
      <text:p text:style-name="P5"><text:tab/><text:tab/>B = 15</text:p>
      <text:p text:style-name="P5"><text:tab/><text:tab/>C = 8.01</text:p>
      <text:p text:style-name="P5"><text:tab/><text:tab/>D = 20</text:p>
      <text:p text:style-name="P5"><text:tab/><text:tab/>E = 10.01</text:p>
      <text:p text:style-name="P5">Avg wait time = (7.01 + 9.01) /<text:span text:style-name="T10">5</text:span> = <text:span text:style-name="T10">3.204</text:span></text:p>
      <text:p text:style-name="P5">Order : A | B | C | E | B | <text:span text:style-name="T5">D</text:span> </text:p>
      <text:p text:style-name="P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s/><text:span text:style-name="T2">SJF <text:s/>Calculations :</text:span></text:p>
      <text:p text:style-name="P23">turn around time <text:s/>= wait time + burst time:</text:p>
      <text:p text:style-name="P23"><text:tab/><text:tab/>A = <text:span text:style-name="T10">0</text:span>+3 = 3</text:p>
      <text:p text:style-name="P23"><text:tab/><text:tab/>B = <text:s/><text:span text:style-name="T10">1.01</text:span>+ 6 = <text:span text:style-name="T10">7.</text:span>01</text:p>
      <text:p text:style-name="P23"><text:tab/><text:tab/>C = <text:span text:style-name="T10">1.01 </text:span>+4 = <text:span text:style-name="T10">5.01</text:span></text:p>
      <text:p text:style-name="P23"><text:tab/><text:tab/>D = <text:span text:style-name="T10">6.99 </text:span>+ 5 = 1<text:span text:style-name="T10">1</text:span>.<text:span text:style-name="T10">99</text:span></text:p>
      <text:p text:style-name="P23"><text:tab/><text:tab/>E = <text:span text:style-name="T10">9.01</text:span> + 2 = <text:span text:style-name="T10">11.01</text:span></text:p>
      <text:p text:style-name="P23">wait time :<text:tab/>A = 0</text:p>
      <text:p text:style-name="P23"><text:tab/><text:tab/>B = <text:span text:style-name="T10">1.01</text:span></text:p>
      <text:p text:style-name="P23"><text:tab/><text:tab/>C = <text:span text:style-name="T10">1.</text:span>0<text:span text:style-name="T10">1</text:span></text:p>
      <text:p text:style-name="P23"><text:tab/><text:tab/>D = <text:span text:style-name="T10">6.99</text:span></text:p>
      <text:p text:style-name="P23"><text:tab/><text:tab/>E = <text:span text:style-name="T10">9.01</text:span></text:p>
      <text:p text:style-name="P23">finish time : <text:tab/>A = 3</text:p>
      <text:p text:style-name="P23"><text:tab/><text:tab/>B = <text:span text:style-name="T10">9</text:span></text:p>
      <text:p text:style-name="P23"><text:tab/><text:tab/>C = <text:span text:style-name="T10">11</text:span></text:p>
      <text:p text:style-name="P23"><text:tab/><text:tab/>D = <text:span text:style-name="T10">15</text:span></text:p>
      <text:p text:style-name="P23"><text:tab/><text:tab/>E = <text:span text:style-name="T10">20</text:span></text:p>
      <text:p text:style-name="P23">Avg wait time = <text:span text:style-name="T10">(1.01+1.01+6.99+9.01)/5</text:span> = <text:span text:style-name="T10">3.604</text:span></text:p>
      <text:p text:style-name="P23">Order : A | B | <text:s/>E | <text:span text:style-name="T11">C</text:span> | <text:span text:style-name="T5">D</text:span>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3">RR</text:span><text:span text:style-name="T2"> (</text:span><text:span text:style-name="T3">1</text:span><text:span text:style-name="T2">) Calculations :</text:span></text:p>
      <text:p text:style-name="P6">turn around time <text:s/>= wait time + burst time:</text:p>
      <text:p text:style-name="P7"><text:tab/><text:tab/>A = <text:span text:style-name="T6">1 + 3 = 4</text:span></text:p>
      <text:p text:style-name="P7"><text:tab/><text:tab/>B = <text:span text:style-name="T6">12.01 + 6 = 18.01</text:span></text:p>
      <text:p text:style-name="P7"><text:tab/><text:tab/>C = <text:span text:style-name="T6">6.99 + 4 = 10.99</text:span></text:p>
      <text:p text:style-name="P7"><text:tab/><text:tab/>D = <text:s/><text:span text:style-name="T6">11 + 5= 16</text:span></text:p>
      <text:p text:style-name="P7"><text:tab/><text:tab/>E = <text:span text:style-name="T6">5 + 2=7</text:span></text:p>
      <text:p text:style-name="P6">wait time :<text:tab/>A = <text:span text:style-name="T6">1</text:span></text:p>
      <text:p text:style-name="P6"><text:tab/><text:tab/>B = <text:span text:style-name="T6">12.01</text:span></text:p>
      <text:p text:style-name="P6"><text:tab/><text:tab/>C = <text:span text:style-name="T6">6.99</text:span></text:p>
      <text:p text:style-name="P6"><text:tab/><text:tab/>D = <text:s/><text:span text:style-name="T6">11</text:span></text:p>
      <text:p text:style-name="P6"><text:tab/><text:tab/>E = <text:span text:style-name="T6">5</text:span></text:p>
      <text:p text:style-name="P6">finish time : <text:tab/>A = <text:span text:style-name="T6">4</text:span></text:p>
      <text:p text:style-name="P6"><text:tab/><text:tab/>B = <text:span text:style-name="T6">19</text:span></text:p>
      <text:p text:style-name="P6"><text:tab/><text:tab/>C = <text:span text:style-name="T6">14</text:span></text:p>
      <text:p text:style-name="P6"><text:tab/><text:tab/>D = 20</text:p>
      <text:p text:style-name="P6"><text:tab/><text:tab/>E = <text:span text:style-name="T6">15</text:span></text:p>
      <text:p text:style-name="P6">Avg wait time = <text:span text:style-name="T6">(1+12.01+6.99+11+5)/5 = 7.2</text:span></text:p>
      <text:p text:style-name="P6"/>
      <text:p text:style-name="P6"><text:soft-page-break/></text:p>
      <text:p text:style-name="P25"><text:span text:style-name="T3">RR</text:span><text:span text:style-name="T2"> (</text:span><text:span text:style-name="T4">4</text:span><text:span text:style-name="T2">) Calculations :</text:span></text:p>
      <text:p text:style-name="P19">turn around time <text:s/>= wait time + burst time:</text:p>
      <text:p text:style-name="P19"><text:tab/><text:tab/>A = <text:span text:style-name="T8">0 + 3 = 3</text:span></text:p>
      <text:p text:style-name="P19"><text:tab/><text:tab/>B = <text:span text:style-name="T8">13.01 + 6 = 19.01</text:span></text:p>
      <text:p text:style-name="P20"><text:tab/><text:tab/>C = <text:span text:style-name="T8">2.99 + 4 = 6.99 </text:span></text:p>
      <text:p text:style-name="P19"><text:tab/><text:tab/>D = <text:span text:style-name="T8">13.01 + 5= 18.01</text:span></text:p>
      <text:p text:style-name="P19"><text:tab/><text:tab/>E = <text:span text:style-name="T6"><text:s/>7.01 + 2= 9.01 </text:span></text:p>
      <text:p text:style-name="P19">wait time :<text:tab/>A = <text:span text:style-name="T8">0</text:span></text:p>
      <text:p text:style-name="P19"><text:tab/><text:tab/>B = <text:span text:style-name="T6">13.01</text:span></text:p>
      <text:p text:style-name="P20"><text:tab/><text:tab/>C = <text:s/><text:span text:style-name="T8">2.99</text:span></text:p>
      <text:p text:style-name="P19"><text:tab/><text:tab/>D = <text:s/><text:span text:style-name="T8">13.01</text:span></text:p>
      <text:p text:style-name="P19"><text:tab/><text:tab/>E = <text:s/><text:span text:style-name="T8">7.01</text:span></text:p>
      <text:p text:style-name="P19">finish time : <text:tab/>A = <text:span text:style-name="T7">3</text:span></text:p>
      <text:p text:style-name="P19"><text:tab/><text:tab/>B = <text:span text:style-name="T6">19</text:span></text:p>
      <text:p text:style-name="P19"><text:tab/><text:tab/>C = <text:span text:style-name="T6">11</text:span></text:p>
      <text:p text:style-name="P19"><text:tab/><text:tab/>D = 20</text:p>
      <text:p text:style-name="P19"><text:tab/><text:tab/>E = <text:span text:style-name="T6">17</text:span></text:p>
      <text:p text:style-name="P19">Avg wait time = <text:span text:style-name="T6">(13.01 +2.99+13.01+7.01)/5 = 7.204</text:span></text:p>
      <text:p text:style-name="P19"/>
      <text:p text:style-name="P5"/>
      <text:p text:style-name="P5"/>
      <text:p text:style-name="P5"/>
      <text:p text:style-name="P5"/>
      <text:p text:style-name="P5"/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4:32:09.415922865</meta:creation-date>
    <dc:date>2016-03-20T15:42:50.672135740</dc:date>
    <meta:editing-duration>PT2H7M49S</meta:editing-duration>
    <meta:editing-cycles>11</meta:editing-cycles>
    <meta:generator>LibreOffice/5.0.5.2$Linux_X86_64 LibreOffice_project/00m0$Build-2</meta:generator>
    <meta:document-statistic meta:table-count="2" meta:image-count="0" meta:object-count="0" meta:page-count="4" meta:paragraph-count="191" meta:word-count="643" meta:character-count="2249" meta:non-whitespace-character-count="1633"/>
  </office:meta>
</office:document-meta>
</file>